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fo:color="#000000" style:font-name="Segoe UI" fo:font-size="11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lendenzahl</text:p>
          </table:table-cell>
          <table:table-cell office:value-type="string" calcext:value-type="string">
            <text:p>hyperfok</text:p>
          </table:table-cell>
          <table:table-cell office:value-type="string" calcext:value-type="string">
            <text:p>Brennweite</text:p>
          </table:table-cell>
          <table:table-cell office:value-type="string" calcext:value-type="string">
            <text:p>delta hyperfok</text:p>
          </table:table-cell>
          <table:table-cell office:value-type="string" calcext:value-type="string">
            <text:p>delta nahpkt</text:p>
          </table:table-cell>
          <table:table-cell office:value-type="string" calcext:value-type="string">
            <text:p>delta fernpkt</text:p>
          </table:table-cell>
          <table:table-cell/>
        </table:table-row>
        <table:table-row table:style-name="ro2">
          <table:table-cell table:style-name="ce1" office:value-type="float" office:value="1.8" calcext:value-type="float">
            <text:p>1.8</text:p>
          </table:table-cell>
          <table:table-cell table:style-name="ce2" table:number-matrix-columns-spanned="1" table:number-matrix-rows-spanned="14" table:formula="of:=(0.05)^2/([.A2:.A15]*0.00024)+0.05" office:value-type="float" office:value="5.83703703703704" calcext:value-type="float">
            <text:p>5.837037037</text:p>
          </table:table-cell>
          <table:table-cell table:style-name="ce3" office:value-type="float" office:value="0.05" calcext:value-type="float">
            <text:p>5.00E-002</text:p>
          </table:table-cell>
          <table:table-cell table:number-matrix-columns-spanned="1" table:number-matrix-rows-spanned="14" table:formula="of:=(0.05)^2/([.A2:.A15]*(0.00024)^2)*0.00002" office:value-type="float" office:value="0.482253086419753" calcext:value-type="float">
            <text:p>0.4822530864</text:p>
          </table:table-cell>
          <table:table-cell table:number-matrix-columns-spanned="1" table:number-matrix-rows-spanned="14" table:formula="of:=SQRT((([.B2:.B15]-2*0.05)*([.B2:.B15]-0.05)/(1-2*0.05+[.B2:.B15])^2*0.1)^2+((1-0.05)*1/(1-2*0.05+[.B2:.B15])^2*[.D2:.D15])^2)" office:value-type="float" office:value="0.0738417631846303" calcext:value-type="float">
            <text:p>0.0738417632</text:p>
          </table:table-cell>
          <table:table-cell table:number-matrix-columns-spanned="1" table:number-matrix-rows-spanned="14" table:formula="of:=SQRT((([.B2:.B15]-2*1)*([.B2:.B15]-0.05)/([.B2:.B15]-1)^2*0.1)^2+((-1+0.05)*1/(-0.05+[.B2:.B15])^2*[.D2:.D15])^2)" office:value-type="float" office:value="0.0958868145069983" calcext:value-type="float">
            <text:p>0.0958868145</text:p>
          </table:table-cell>
          <table:table-cell table:number-matrix-columns-spanned="1" table:number-matrix-rows-spanned="14" table:formula="of:=SQRT(([.E2:.E15])^2+([.F2:.F15])^2)" office:value-type="float" office:value="0.121024324771983" calcext:value-type="float">
            <text:p>0.1210243248</text:p>
          </table:table-cell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office:value-type="float" office:value="3.7702380952381" calcext:value-type="float">
            <text:p>3.7702380952</text:p>
          </table:table-cell>
          <table:table-cell/>
          <table:table-cell office:value-type="float" office:value="0.310019841269841" calcext:value-type="float">
            <text:p>0.3100198413</text:p>
          </table:table-cell>
          <table:table-cell office:value-type="float" office:value="0.0640415674632714" calcext:value-type="float">
            <text:p>0.0640415675</text:p>
          </table:table-cell>
          <table:table-cell office:value-type="float" office:value="0.0884150596010429" calcext:value-type="float">
            <text:p>0.0884150596</text:p>
          </table:table-cell>
          <table:table-cell office:value-type="float" office:value="0.109172089507386" calcext:value-type="float">
            <text:p>0.1091720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5416666666667" calcext:value-type="float">
            <text:p>2.6541666667</text:p>
          </table:table-cell>
          <table:table-cell/>
          <table:table-cell office:value-type="float" office:value="0.217013888888889" calcext:value-type="float">
            <text:p>0.2170138889</text:p>
          </table:table-cell>
          <table:table-cell office:value-type="float" office:value="0.0551266380789961" calcext:value-type="float">
            <text:p>0.0551266381</text:p>
          </table:table-cell>
          <table:table-cell office:value-type="float" office:value="0.0692840593521897" calcext:value-type="float">
            <text:p>0.0692840594</text:p>
          </table:table-cell>
          <table:table-cell office:value-type="float" office:value="0.0885394099043492" calcext:value-type="float">
            <text:p>0.0885394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3333333333333" calcext:value-type="float">
            <text:p>2.1333333333</text:p>
          </table:table-cell>
          <table:table-cell/>
          <table:table-cell office:value-type="float" office:value="0.173611111111111" calcext:value-type="float">
            <text:p>0.1736111111</text:p>
          </table:table-cell>
          <table:table-cell office:value-type="float" office:value="0.049405558496778" calcext:value-type="float">
            <text:p>0.0494055585</text:p>
          </table:table-cell>
          <table:table-cell office:value-type="float" office:value="0.0437229544624551" calcext:value-type="float">
            <text:p>0.0437229545</text:p>
          </table:table-cell>
          <table:table-cell office:value-type="float" office:value="0.0659742825448256" calcext:value-type="float">
            <text:p>0.0659742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208333333333" calcext:value-type="float">
            <text:p>1.3520833333</text:p>
          </table:table-cell>
          <table:table-cell/>
          <table:table-cell office:value-type="float" office:value="0.108506944444444" calcext:value-type="float">
            <text:p>0.1085069444</text:p>
          </table:table-cell>
          <table:table-cell office:value-type="float" office:value="0.0380305487135908" calcext:value-type="float">
            <text:p>0.0380305487</text:p>
          </table:table-cell>
          <table:table-cell office:value-type="float" office:value="0.683271384624897" calcext:value-type="float">
            <text:p>0.6832713846</text:p>
          </table:table-cell>
          <table:table-cell office:value-type="float" office:value="0.68432894698579" calcext:value-type="float">
            <text:p>0.684328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740740740741" calcext:value-type="float">
            <text:p>1.2074074074</text:p>
          </table:table-cell>
          <table:table-cell/>
          <table:table-cell office:value-type="float" office:value="0.0964506172839506" calcext:value-type="float">
            <text:p>0.0964506173</text:p>
          </table:table-cell>
          <table:table-cell office:value-type="float" office:value="0.0354762078086134" calcext:value-type="float">
            <text:p>0.0354762078</text:p>
          </table:table-cell>
          <table:table-cell office:value-type="float" office:value="2.13359030973277" calcext:value-type="float">
            <text:p>2.1335903097</text:p>
          </table:table-cell>
          <table:table-cell office:value-type="float" office:value="2.13388522913161" calcext:value-type="float">
            <text:p>2.13388522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166666666667" calcext:value-type="float">
            <text:p>1.0916666667</text:p>
          </table:table-cell>
          <table:table-cell/>
          <table:table-cell office:value-type="float" office:value="0.0868055555555556" calcext:value-type="float">
            <text:p>0.0868055556</text:p>
          </table:table-cell>
          <table:table-cell office:value-type="float" office:value="0.033321698221862" calcext:value-type="float">
            <text:p>0.0333216982</text:p>
          </table:table-cell>
          <table:table-cell office:value-type="float" office:value="11.2605870511879" calcext:value-type="float">
            <text:p>11.2605870512</text:p>
          </table:table-cell>
          <table:table-cell office:value-type="float" office:value="11.2606363529311" calcext:value-type="float">
            <text:p>11.2606363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6969696969697" calcext:value-type="float">
            <text:p>0.996969697</text:p>
          </table:table-cell>
          <table:table-cell/>
          <table:table-cell office:value-type="float" office:value="0.0789141414141414" calcext:value-type="float">
            <text:p>0.0789141414</text:p>
          </table:table-cell>
          <table:table-cell office:value-type="float" office:value="0.0314832260178365" calcext:value-type="float">
            <text:p>0.031483226</text:p>
          </table:table-cell>
          <table:table-cell office:value-type="float" office:value="10343.7500003385" calcext:value-type="float">
            <text:p>10343.7500003385</text:p>
          </table:table-cell>
          <table:table-cell office:value-type="float" office:value="10343.7500003864" calcext:value-type="float">
            <text:p>10343.75000038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1282051282051" calcext:value-type="float">
            <text:p>0.8512820513</text:p>
          </table:table-cell>
          <table:table-cell/>
          <table:table-cell office:value-type="float" office:value="0.0667735042735043" calcext:value-type="float">
            <text:p>0.0667735043</text:p>
          </table:table-cell>
          <table:table-cell office:value-type="float" office:value="0.0285140182673296" calcext:value-type="float">
            <text:p>0.0285140183</text:p>
          </table:table-cell>
          <table:table-cell office:value-type="float" office:value="4.16288484942014" calcext:value-type="float">
            <text:p>4.1628848494</text:p>
          </table:table-cell>
          <table:table-cell office:value-type="float" office:value="4.16298250281808" calcext:value-type="float">
            <text:p>4.1629825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4047619047619" calcext:value-type="float">
            <text:p>0.794047619</text:p>
          </table:table-cell>
          <table:table-cell/>
          <table:table-cell office:value-type="float" office:value="0.0620039682539683" calcext:value-type="float">
            <text:p>0.0620039683</text:p>
          </table:table-cell>
          <table:table-cell office:value-type="float" office:value="0.0272963920474125" calcext:value-type="float">
            <text:p>0.027296392</text:p>
          </table:table-cell>
          <table:table-cell office:value-type="float" office:value="2.11809729247922" calcext:value-type="float">
            <text:p>2.1180972925</text:p>
          </table:table-cell>
          <table:table-cell office:value-type="float" office:value="2.11827317252204" calcext:value-type="float">
            <text:p>2.11827317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1041666666667" calcext:value-type="float">
            <text:p>0.7010416667</text:p>
          </table:table-cell>
          <table:table-cell/>
          <table:table-cell office:value-type="float" office:value="0.0542534722222222" calcext:value-type="float">
            <text:p>0.0542534722</text:p>
          </table:table-cell>
          <table:table-cell office:value-type="float" office:value="0.0252452208056884" calcext:value-type="float">
            <text:p>0.0252452208</text:p>
          </table:table-cell>
          <table:table-cell office:value-type="float" office:value="0.953981080426366" calcext:value-type="float">
            <text:p>0.9539810804</text:p>
          </table:table-cell>
          <table:table-cell office:value-type="float" office:value="0.954315054363592" calcext:value-type="float">
            <text:p>0.95431505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8703703703704" calcext:value-type="float">
            <text:p>0.6287037037</text:p>
          </table:table-cell>
          <table:table-cell/>
          <table:table-cell office:value-type="float" office:value="0.0482253086419753" calcext:value-type="float">
            <text:p>0.0482253086</text:p>
          </table:table-cell>
          <table:table-cell office:value-type="float" office:value="0.0235741977859015" calcext:value-type="float">
            <text:p>0.0235741978</text:p>
          </table:table-cell>
          <table:table-cell office:value-type="float" office:value="0.591665934860304" calcext:value-type="float">
            <text:p>0.5916659349</text:p>
          </table:table-cell>
          <table:table-cell office:value-type="float" office:value="0.592135391000543" calcext:value-type="float">
            <text:p>0.592135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0833333333333" calcext:value-type="float">
            <text:p>0.5708333333</text:p>
          </table:table-cell>
          <table:table-cell/>
          <table:table-cell office:value-type="float" office:value="0.0434027777777778" calcext:value-type="float">
            <text:p>0.0434027778</text:p>
          </table:table-cell>
          <table:table-cell office:value-type="float" office:value="0.0221756995220707" calcext:value-type="float">
            <text:p>0.0221756995</text:p>
          </table:table-cell>
          <table:table-cell office:value-type="float" office:value="0.431777164570006" calcext:value-type="float">
            <text:p>0.4317771646</text:p>
          </table:table-cell>
          <table:table-cell office:value-type="float" office:value="0.432346251855393" calcext:value-type="float">
            <text:p>0.43234625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3484848484849" calcext:value-type="float">
            <text:p>0.5234848485</text:p>
          </table:table-cell>
          <table:table-cell/>
          <table:table-cell office:value-type="float" office:value="0.0394570707070707" calcext:value-type="float">
            <text:p>0.0394570707</text:p>
          </table:table-cell>
          <table:table-cell office:value-type="float" office:value="0.0209791677961221" calcext:value-type="float">
            <text:p>0.0209791678</text:p>
          </table:table-cell>
          <table:table-cell office:value-type="float" office:value="0.350356820227255" calcext:value-type="float">
            <text:p>0.3503568202</text:p>
          </table:table-cell>
          <table:table-cell office:value-type="float" office:value="0.350984368542491" calcext:value-type="float">
            <text:p>0.3509843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8:32:30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8:20:12.355000000</meta:creation-date>
    <dc:date>2015-04-27T21:34:26.933000000</dc:date>
    <meta:editing-duration>PT2H43M17S</meta:editing-duration>
    <meta:editing-cycles>2</meta:editing-cycles>
    <meta:generator>LibreOffice/4.4.2.2$Windows_x86 LibreOffice_project/c4c7d32d0d49397cad38d62472b0bc8acff48dd6</meta:generator>
    <meta:document-statistic meta:table-count="1" meta:cell-count="91" meta:object-count="0"/>
  </office:meta>
</office:document-meta>
</file>